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Paragraphedeliste" style:list-style-name="LFO8" style:family="paragraph"/>
    <style:style style:name="P6" style:parent-style-name="Paragraphedeliste" style:list-style-name="LFO9" style:family="paragraph"/>
    <style:style style:name="P7" style:parent-style-name="Paragraphedeliste" style:list-style-name="LFO9" style:family="paragraph"/>
    <style:style style:name="P8" style:parent-style-name="Paragraphedeliste" style:list-style-name="LFO9" style:family="paragraph"/>
    <style:style style:name="P9" style:parent-style-name="Paragraphedeliste" style:list-style-name="LFO9" style:family="paragraph"/>
    <style:style style:name="P10" style:parent-style-name="Paragraphedeliste" style:list-style-name="LFO11" style:family="paragraph"/>
    <style:style style:name="P11" style:parent-style-name="Paragraphedeliste" style:list-style-name="LFO11" style:family="paragraph"/>
    <style:style style:name="P12" style:parent-style-name="Paragraphedeliste" style:list-style-name="LFO11" style:family="paragraph"/>
    <style:style style:name="P13" style:parent-style-name="Paragraphedeliste" style:list-style-name="LFO11" style:family="paragraph"/>
    <style:style style:name="P14" style:parent-style-name="Paragraphedeliste" style:list-style-name="LFO11" style:family="paragraph"/>
    <style:style style:name="P15" style:parent-style-name="Paragraphedeliste" style:list-style-name="LFO11" style:family="paragraph"/>
    <style:style style:name="P16" style:parent-style-name="Paragraphedeliste" style:list-style-name="LFO8" style:family="paragraph"/>
    <style:style style:name="P17" style:parent-style-name="Paragraphedeliste" style:list-style-name="LFO8" style:family="paragraph"/>
    <style:style style:name="P18" style:parent-style-name="Paragraphedeliste" style:list-style-name="LFO12" style:family="paragraph"/>
    <style:style style:name="P19" style:parent-style-name="Paragraphedeliste" style:list-style-name="LFO12" style:family="paragraph"/>
    <style:style style:name="P20" style:parent-style-name="Paragraphedeliste" style:list-style-name="LFO8" style:family="paragraph"/>
    <style:style style:name="P21" style:parent-style-name="Paragraphedeliste" style:list-style-name="LFO8" style:family="paragraph"/>
    <style:style style:name="P22" style:parent-style-name="Paragraphedeliste" style:list-style-name="LFO13" style:family="paragraph"/>
    <style:style style:name="P23" style:parent-style-name="Paragraphedeliste" style:list-style-name="LFO13" style:family="paragraph"/>
    <style:style style:name="P24" style:parent-style-name="Paragraphedeliste" style:list-style-name="LFO14" style:family="paragraph"/>
    <style:style style:name="P25" style:parent-style-name="Paragraphedeliste" style:list-style-name="LFO14" style:family="paragraph"/>
    <style:style style:name="P26" style:parent-style-name="Paragraphedeliste" style:list-style-name="LFO15" style:family="paragraph"/>
    <style:style style:name="P27" style:parent-style-name="Paragraphedeliste" style:list-style-name="LFO15" style:family="paragraph"/>
  </office:automatic-styles>
  <office:body>
    <office:text text:use-soft-page-breaks="true">
      <text:p text:style-name="P1">Spécification</text:p>
      <text:p text:style-name="P2"/>
      <text:p text:style-name="P3">Scénarios des cas d’utilisation</text:p>
      <text:p text:style-name="P4"/>
      <text:p text:style-name="Normal"/>
      <text:p text:style-name="Normal">Titre : Utilisation du simulateur de ronds-points par un utilisateur.</text:p>
      <text:p text:style-name="Normal">Acteur :<text:s/>Utilisateur.</text:p>
      <text:p text:style-name="Normal">Condition(s) :<text:s/><text:tab/></text:p>
      <text:list text:style-name="LFO8" text:continue-numbering="true">
        <text:list-item>
          <text:p text:style-name="P5">Lancer le simulateur.</text:p>
        </text:list-item>
      </text:list>
      <text:p text:style-name="Normal">Scénario 0 :<text:s/>L’utilisateur<text:s/>veut<text:s/>configurer<text:s/>le simulateur pour le type de rond-point souhaité :</text:p>
      <text:list text:style-name="LFO9" text:continue-numbering="true">
        <text:list-item>
          <text:p text:style-name="P6">L’utilisateur lance le programme ;</text:p>
        </text:list-item>
        <text:list-item>
          <text:p text:style-name="P7">Une fenêtre s’ouvre, proposant les différents types de ronds-points ;</text:p>
        </text:list-item>
        <text:list-item>
          <text:p text:style-name="P8">L’utilisateur choisit un type de rond-point ;</text:p>
        </text:list-item>
        <text:list-item>
          <text:p text:style-name="P9">Une interface d’utilisation appropriée au choix de l’utilisateur s’ouvre.</text:p>
        </text:list-item>
      </text:list>
      <text:p text:style-name="Normal">Scénario 1 : L’utilisateur veut ajouter un véhicule au rond-point :</text:p>
      <text:list text:style-name="LFO11" text:continue-numbering="true">
        <text:list-item>
          <text:p text:style-name="P10">L’utilisateur configure la sortie prévue pour le véhicule ;</text:p>
        </text:list-item>
        <text:list-item>
          <text:p text:style-name="P11">L’utilisateur clique sur le bouton correspondant à la voie par laquelle il veut ajouter le véhicule.</text:p>
        </text:list-item>
        <text:list-item>
          <text:p text:style-name="P12">Le simulateur vérifie s’il reste de la place dans le rond-point ;</text:p>
        </text:list-item>
        <text:list-item>
          <text:p text:style-name="P13">Le véhicule est inséré dans la voie choisie ;</text:p>
        </text:list-item>
        <text:list-item>
          <text:p text:style-name="P14">Le simulateur vérifie si le véhicule peut s’insérer ;</text:p>
        </text:list-item>
        <text:list-item>
          <text:p text:style-name="P15">Si oui, le véhicule s’insère. Sinon, il attend dans la file jusqu’à que le simulateur le permette.</text:p>
        </text:list-item>
      </text:list>
      <text:p text:style-name="Normal">Scénario 1.b : L’utilisateur veut arrêter momentanément l’animation :</text:p>
      <text:p text:style-name="Normal">Conditions :<text:s/></text:p>
      <text:list text:style-name="LFO8" text:continue-numbering="true">
        <text:list-item>
          <text:p text:style-name="P16">Le programme est lancé et configuré ;</text:p>
        </text:list-item>
        <text:list-item>
          <text:p text:style-name="P17">L’animation n’est pas en pause.</text:p>
        </text:list-item>
      </text:list>
      <text:p text:style-name="Normal"/>
      <text:list text:style-name="LFO12" text:continue-numbering="true">
        <text:list-item>
          <text:p text:style-name="P18">L’utilisateur clique sur le bouton Pause ;</text:p>
        </text:list-item>
        <text:list-item>
          <text:p text:style-name="P19">L’animation s’arrête.</text:p>
        </text:list-item>
      </text:list>
      <text:p text:style-name="Normal">Scénario 1.c : L’utilisateur veut relancer l’animation :</text:p>
      <text:p text:style-name="Normal">Conditions :<text:s/></text:p>
      <text:list text:style-name="LFO8" text:continue-numbering="true">
        <text:list-item>
          <text:p text:style-name="P20">Le programme est lancé et configuré ;</text:p>
        </text:list-item>
        <text:list-item>
          <text:p text:style-name="P21">L’animation est en pause.</text:p>
        </text:list-item>
      </text:list>
      <text:p text:style-name="Normal"/>
      <text:list text:style-name="LFO13" text:continue-numbering="true">
        <text:list-item>
          <text:p text:style-name="P22">L’utilisateur clique sur le bouton Play ;</text:p>
        </text:list-item>
        <text:list-item>
          <text:p text:style-name="P23">L’animation<text:s/>redémarre.</text:p>
        </text:list-item>
      </text:list>
      <text:soft-page-break/>
      <text:p text:style-name="Normal">Scénario 1.d : L’utilisateur veut régler la tolérance des véhicules :</text:p>
      <text:list text:style-name="LFO14" text:continue-numbering="true">
        <text:list-item>
          <text:p text:style-name="P24">L’utilisateur règle la tolérance en utilisant le curseur destiné à cet effet ;</text:p>
        </text:list-item>
        <text:list-item>
          <text:p text:style-name="P25">Le simulateur modifie la tolérance pour les prochaines insertions dans le rond-point.</text:p>
        </text:list-item>
      </text:list>
      <text:p text:style-name="Normal">Scénario 2 : L’utilisateur veut fermer l’application :</text:p>
      <text:list text:style-name="LFO15" text:continue-numbering="true">
        <text:list-item>
          <text:p text:style-name="P26">L’utilisateur clique sur la croix ;</text:p>
        </text:list-item>
        <text:list-item>
          <text:p text:style-name="P27">Le simulateur s’arrête.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Calibri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alibri" style:font-name-asian="Calibri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utsch Rémi</meta:initial-creator>
    <dc:creator>Deutsch Rémi</dc:creator>
    <meta:creation-date>2017-10-02T09:12:00Z</meta:creation-date>
    <dc:date>2017-10-02T09:53:00Z</dc:date>
    <meta:template xlink:href="Normal" xlink:type="simple"/>
    <meta:editing-cycles>3</meta:editing-cycles>
    <meta:editing-duration>PT2460S</meta:editing-duration>
    <meta:document-statistic meta:page-count="2" meta:paragraph-count="3" meta:word-count="272" meta:character-count="1765" meta:row-count="12" meta:non-whitespace-character-count="1496"/>
  </office:meta>
</office:document-meta>
</file>